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Standard">
      <style:text-properties officeooo:rsid="01742c95" fo:background-color="transparent"/>
    </style:style>
    <style:style style:name="P56" style:family="paragraph" style:parent-style-name="Standard">
      <style:text-properties officeooo:paragraph-rsid="01981a9b"/>
    </style:style>
    <style:style style:name="P57" style:family="paragraph" style:parent-style-name="Standard">
      <style:text-properties officeooo:paragraph-rsid="0198a93d"/>
    </style:style>
    <style:style style:name="P58" style:family="paragraph" style:parent-style-name="Standard">
      <style:text-properties officeooo:rsid="01a12213" officeooo:paragraph-rsid="01a12213"/>
    </style:style>
    <style:style style:name="P59" style:family="paragraph" style:parent-style-name="Standard">
      <style:text-properties officeooo:paragraph-rsid="01a12213"/>
    </style:style>
    <style:style style:name="P60" style:family="paragraph" style:parent-style-name="Standard">
      <style:text-properties officeooo:rsid="01a4ed98" officeooo:paragraph-rsid="01a4ed98"/>
    </style:style>
    <style:style style:name="P61" style:family="paragraph" style:parent-style-name="Standard">
      <style:text-properties officeooo:paragraph-rsid="01a4ed98"/>
    </style:style>
    <style:style style:name="P62" style:family="paragraph" style:parent-style-name="Standard">
      <style:text-properties officeooo:paragraph-rsid="01a563ae"/>
    </style:style>
    <style:style style:name="P63" style:family="paragraph" style:parent-style-name="Standard">
      <style:text-properties officeooo:rsid="01b3659b" officeooo:paragraph-rsid="01b3659b"/>
    </style:style>
    <style:style style:name="P64" style:family="paragraph" style:parent-style-name="Standard">
      <style:text-properties officeooo:rsid="01b54c83" officeooo:paragraph-rsid="01b54c83"/>
    </style:style>
    <style:style style:name="P65" style:family="paragraph" style:parent-style-name="Standard">
      <style:text-properties officeooo:rsid="01b89998" officeooo:paragraph-rsid="01b89998"/>
    </style:style>
    <style:style style:name="P66" style:family="paragraph" style:parent-style-name="Standard">
      <style:text-properties officeooo:paragraph-rsid="01bedc14"/>
    </style:style>
    <style:style style:name="P67" style:family="paragraph" style:parent-style-name="Standard">
      <style:text-properties officeooo:paragraph-rsid="01c0c27e"/>
    </style:style>
    <style:style style:name="P68" style:family="paragraph" style:parent-style-name="Standard">
      <style:text-properties officeooo:rsid="01c4acd5" officeooo:paragraph-rsid="01c4acd5"/>
    </style:style>
    <style:style style:name="P69" style:family="paragraph" style:parent-style-name="Text_20_body">
      <style:text-properties officeooo:rsid="00913929" officeooo:paragraph-rsid="00913929"/>
    </style:style>
    <style:style style:name="P70" style:family="paragraph" style:parent-style-name="Thought">
      <style:text-properties officeooo:paragraph-rsid="00aa4871"/>
    </style:style>
    <style:style style:name="P71" style:family="paragraph" style:parent-style-name="Thought">
      <style:text-properties officeooo:rsid="00aa4871" officeooo:paragraph-rsid="00aa4871"/>
    </style:style>
    <style:style style:name="P72" style:family="paragraph" style:parent-style-name="Thought">
      <style:text-properties officeooo:paragraph-rsid="00df4e8f"/>
    </style:style>
    <style:style style:name="P73" style:family="paragraph" style:parent-style-name="Thought">
      <style:text-properties officeooo:paragraph-rsid="014f9968"/>
    </style:style>
    <style:style style:name="P74" style:family="paragraph" style:parent-style-name="Thought">
      <style:text-properties officeooo:paragraph-rsid="0168ede6"/>
    </style:style>
    <style:style style:name="P75" style:family="paragraph" style:parent-style-name="Thought">
      <style:text-properties officeooo:paragraph-rsid="016d7344"/>
    </style:style>
    <style:style style:name="P76" style:family="paragraph" style:parent-style-name="Thought">
      <style:text-properties officeooo:paragraph-rsid="017547b9"/>
    </style:style>
    <style:style style:name="P77" style:family="paragraph" style:parent-style-name="Thought">
      <style:text-properties officeooo:rsid="01abddda" officeooo:paragraph-rsid="01abddda"/>
    </style:style>
    <style:style style:name="P78" style:family="paragraph" style:parent-style-name="Thought">
      <style:text-properties officeooo:paragraph-rsid="01b89998"/>
    </style:style>
    <style:style style:name="P79" style:family="paragraph" style:parent-style-name="Timekeeping">
      <style:text-properties officeooo:paragraph-rsid="00b71922"/>
    </style:style>
    <style:style style:name="P80" style:family="paragraph" style:parent-style-name="Timekeeping">
      <style:text-properties officeooo:paragraph-rsid="00c13144"/>
    </style:style>
    <style:style style:name="P81" style:family="paragraph" style:parent-style-name="Timekeeping">
      <style:text-properties officeooo:paragraph-rsid="00c32f96"/>
    </style:style>
    <style:style style:name="P82" style:family="paragraph" style:parent-style-name="Timekeeping">
      <style:text-properties officeooo:paragraph-rsid="00c4c7c7"/>
    </style:style>
    <style:style style:name="P83" style:family="paragraph" style:parent-style-name="Timekeeping">
      <style:text-properties officeooo:paragraph-rsid="00cf15de"/>
    </style:style>
    <style:style style:name="P84" style:family="paragraph" style:parent-style-name="Timekeeping">
      <style:text-properties officeooo:paragraph-rsid="00f4f326"/>
    </style:style>
    <style:style style:name="P85" style:family="paragraph" style:parent-style-name="Timekeeping">
      <style:text-properties officeooo:paragraph-rsid="011f0e78"/>
    </style:style>
    <style:style style:name="P86" style:family="paragraph" style:parent-style-name="Timekeeping">
      <style:text-properties officeooo:paragraph-rsid="014dce38"/>
    </style:style>
    <style:style style:name="P87" style:family="paragraph" style:parent-style-name="Timekeeping">
      <style:text-properties officeooo:rsid="0152835a" officeooo:paragraph-rsid="015791c3"/>
    </style:style>
    <style:style style:name="P88" style:family="paragraph" style:parent-style-name="Timekeeping">
      <style:text-properties officeooo:rsid="0152835a" officeooo:paragraph-rsid="01627b12"/>
    </style:style>
    <style:style style:name="P89" style:family="paragraph" style:parent-style-name="Timekeeping">
      <style:text-properties officeooo:rsid="0152835a" officeooo:paragraph-rsid="0169f31a"/>
    </style:style>
    <style:style style:name="P90" style:family="paragraph" style:parent-style-name="Timekeeping">
      <style:text-properties officeooo:rsid="0152835a" officeooo:paragraph-rsid="017547b9"/>
    </style:style>
    <style:style style:name="P91" style:family="paragraph" style:parent-style-name="Timekeeping">
      <style:text-properties officeooo:rsid="0152835a" officeooo:paragraph-rsid="0181a157"/>
    </style:style>
    <style:style style:name="P92" style:family="paragraph" style:parent-style-name="Timekeeping">
      <style:text-properties officeooo:rsid="0152835a" officeooo:paragraph-rsid="01b99832"/>
    </style:style>
    <style:style style:name="P93" style:family="paragraph" style:parent-style-name="Timekeeping">
      <style:text-properties officeooo:rsid="0152835a" officeooo:paragraph-rsid="01c4acd5"/>
    </style:style>
    <style:style style:name="P94" style:family="paragraph" style:parent-style-name="Timekeeping">
      <style:text-properties officeooo:paragraph-rsid="01640284"/>
    </style:style>
    <style:style style:name="P95" style:family="paragraph" style:parent-style-name="Timekeeping">
      <style:text-properties officeooo:paragraph-rsid="016f77ce"/>
    </style:style>
    <style:style style:name="P96" style:family="paragraph" style:parent-style-name="Decision">
      <style:text-properties officeooo:rsid="00b942b8" officeooo:paragraph-rsid="00c44f49"/>
    </style:style>
    <style:style style:name="P97" style:family="paragraph" style:parent-style-name="Decision">
      <style:text-properties officeooo:paragraph-rsid="00cfdca9"/>
    </style:style>
    <style:style style:name="P98" style:family="paragraph" style:parent-style-name="Decision">
      <style:text-properties officeooo:paragraph-rsid="017ccde2"/>
    </style:style>
    <style:style style:name="P99" style:family="paragraph" style:parent-style-name="Decision">
      <style:text-properties officeooo:paragraph-rsid="01c28d10"/>
    </style:style>
    <style:style style:name="P100" style:family="paragraph" style:parent-style-name="Decision">
      <style:text-properties officeooo:paragraph-rsid="01c5306c"/>
    </style:style>
    <style:style style:name="P101" style:family="paragraph" style:parent-style-name="Heading_20_1">
      <style:text-properties officeooo:rsid="00913929" officeooo:paragraph-rsid="00913929"/>
    </style:style>
    <style:style style:name="P102" style:family="paragraph" style:parent-style-name="Heading_20_1">
      <style:text-properties fo:language="en" fo:country="AU" officeooo:paragraph-rsid="008ae153"/>
    </style:style>
    <style:style style:name="P103" style:family="paragraph" style:parent-style-name="Heading_20_2">
      <style:text-properties officeooo:paragraph-rsid="00c4b403"/>
    </style:style>
    <style:style style:name="P104" style:family="paragraph" style:parent-style-name="Heading_20_2">
      <style:text-properties style:font-name="Liberation Sans" fo:font-size="16.1000003814697pt" fo:font-weight="bold" officeooo:rsid="01df0c69" officeooo:paragraph-rsid="01df0c69" style:font-name-asian="Noto Sans CJK SC" style:font-size-asian="16.1000003814697pt" style:font-weight-asian="bold" style:font-name-complex="Lohit Devanagari" style:font-size-complex="16.1000003814697pt" style:font-weight-complex="bold"/>
    </style:style>
    <style:style style:name="P105" style:family="paragraph" style:parent-style-name="Standard">
      <style:text-properties officeooo:paragraph-rsid="01c5306c"/>
    </style:style>
    <style:style style:name="P106" style:family="paragraph" style:parent-style-name="Standard">
      <style:text-properties officeooo:rsid="01c87f22" officeooo:paragraph-rsid="01c87f22"/>
    </style:style>
    <style:style style:name="P107" style:family="paragraph" style:parent-style-name="Standard">
      <style:text-properties officeooo:paragraph-rsid="01c87f22"/>
    </style:style>
    <style:style style:name="P108" style:family="paragraph" style:parent-style-name="Standard">
      <style:text-properties officeooo:paragraph-rsid="01cd69c1"/>
    </style:style>
    <style:style style:name="P109" style:family="paragraph" style:parent-style-name="Standard">
      <style:text-properties officeooo:rsid="01cf18d7" officeooo:paragraph-rsid="01cf18d7"/>
    </style:style>
    <style:style style:name="P110" style:family="paragraph" style:parent-style-name="Standard">
      <style:text-properties officeooo:rsid="01d94b7a" officeooo:paragraph-rsid="01d94b7a"/>
    </style:style>
    <style:style style:name="P111" style:family="paragraph" style:parent-style-name="Standard">
      <style:text-properties officeooo:rsid="01da05f2" officeooo:paragraph-rsid="01da05f2"/>
    </style:style>
    <style:style style:name="P112" style:family="paragraph" style:parent-style-name="Standard">
      <style:text-properties officeooo:paragraph-rsid="01da05f2"/>
    </style:style>
    <style:style style:name="P113" style:family="paragraph" style:parent-style-name="Standard">
      <style:text-properties officeooo:rsid="01dae822" officeooo:paragraph-rsid="01dae822"/>
    </style:style>
    <style:style style:name="P114" style:family="paragraph" style:parent-style-name="Standard">
      <style:text-properties officeooo:rsid="01dae822" officeooo:paragraph-rsid="01e665ed"/>
    </style:style>
    <style:style style:name="P115" style:family="paragraph" style:parent-style-name="Standard">
      <style:text-properties officeooo:rsid="01f382e4" officeooo:paragraph-rsid="01f382e4"/>
    </style:style>
    <style:style style:name="P116" style:family="paragraph" style:parent-style-name="Standard">
      <style:text-properties officeooo:paragraph-rsid="01f382e4"/>
    </style:style>
    <style:style style:name="P117" style:family="paragraph" style:parent-style-name="Standard">
      <style:text-properties officeooo:rsid="01f4798d" officeooo:paragraph-rsid="01f4798d"/>
    </style:style>
    <style:style style:name="P118" style:family="paragraph" style:parent-style-name="Thought">
      <style:text-properties officeooo:paragraph-rsid="01c51ed5"/>
    </style:style>
    <style:style style:name="P119" style:family="paragraph" style:parent-style-name="Thought" style:list-style-name="L1">
      <style:text-properties officeooo:paragraph-rsid="01c5306c"/>
    </style:style>
    <style:style style:name="P120" style:family="paragraph" style:parent-style-name="Thought" style:list-style-name="L1">
      <style:text-properties officeooo:rsid="01c5306c" officeooo:paragraph-rsid="01c5306c"/>
    </style:style>
    <style:style style:name="P121" style:family="paragraph" style:parent-style-name="Thought">
      <style:text-properties officeooo:paragraph-rsid="01cb1f2c"/>
    </style:style>
    <style:style style:name="P122" style:family="paragraph" style:parent-style-name="Thought">
      <style:text-properties officeooo:paragraph-rsid="01cc35df"/>
    </style:style>
    <style:style style:name="P123" style:family="paragraph" style:parent-style-name="Thought">
      <style:text-properties officeooo:paragraph-rsid="01d7838e"/>
    </style:style>
    <style:style style:name="P124" style:family="paragraph" style:parent-style-name="Thought">
      <style:text-properties officeooo:paragraph-rsid="01da05f2"/>
    </style:style>
    <style:style style:name="P125" style:family="paragraph" style:parent-style-name="Thought">
      <style:text-properties officeooo:rsid="01dc327d" officeooo:paragraph-rsid="01dc327d"/>
    </style:style>
    <style:style style:name="P126" style:family="paragraph" style:parent-style-name="Thought">
      <style:text-properties officeooo:rsid="01e2e040" officeooo:paragraph-rsid="01e2e040"/>
    </style:style>
    <style:style style:name="P127" style:family="paragraph" style:parent-style-name="Thought">
      <style:text-properties officeooo:rsid="01ef1cf9" officeooo:paragraph-rsid="01ef1cf9"/>
    </style:style>
    <style:style style:name="P128" style:family="paragraph" style:parent-style-name="Thought">
      <style:text-properties officeooo:paragraph-rsid="01f382e4"/>
    </style:style>
    <style:style style:name="P129" style:family="paragraph" style:parent-style-name="Timekeeping">
      <style:text-properties officeooo:rsid="0152835a" officeooo:paragraph-rsid="01dae822"/>
    </style:style>
    <style:style style:name="P130" style:family="paragraph" style:parent-style-name="Timekeeping">
      <style:text-properties officeooo:rsid="0152835a" officeooo:paragraph-rsid="01e665ed"/>
    </style:style>
    <style:style style:name="P131" style:family="paragraph" style:parent-style-name="Timekeeping">
      <style:text-properties officeooo:rsid="0152835a" officeooo:paragraph-rsid="01f4798d"/>
    </style:style>
    <style:style style:name="P132" style:family="paragraph" style:parent-style-name="Timekeeping">
      <style:text-properties officeooo:paragraph-rsid="01e665ed"/>
    </style:style>
    <style:style style:name="P133" style:family="paragraph" style:parent-style-name="Timekeeping">
      <style:text-properties officeooo:rsid="01dae822" officeooo:paragraph-rsid="01eac19e"/>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1a3e096" fo:background-color="transparent" loext:char-shading-value="0"/>
    </style:style>
    <style:style style:name="T48" style:family="text">
      <style:text-properties officeooo:rsid="01ac09ab" fo:background-color="transparent" loext:char-shading-value="0"/>
    </style:style>
    <style:style style:name="T49" style:family="text">
      <style:text-properties officeooo:rsid="01c3b7e8" fo:background-color="transparent" loext:char-shading-value="0"/>
    </style:style>
    <style:style style:name="T50" style:family="text">
      <style:text-properties officeooo:rsid="01c5306c" fo:background-color="transparent" loext:char-shading-value="0"/>
    </style:style>
    <style:style style:name="T51" style:family="text">
      <style:text-properties officeooo:rsid="01c7c90a" fo:background-color="transparent" loext:char-shading-value="0"/>
    </style:style>
    <style:style style:name="T52" style:family="text">
      <style:text-properties officeooo:rsid="01c87f22" fo:background-color="transparent" loext:char-shading-value="0"/>
    </style:style>
    <style:style style:name="T53" style:family="text">
      <style:text-properties officeooo:rsid="01c89347" fo:background-color="transparent" loext:char-shading-value="0"/>
    </style:style>
    <style:style style:name="T54" style:family="text">
      <style:text-properties officeooo:rsid="01ca40ca" fo:background-color="transparent" loext:char-shading-value="0"/>
    </style:style>
    <style:style style:name="T55" style:family="text">
      <style:text-properties officeooo:rsid="01cc35df" fo:background-color="transparent" loext:char-shading-value="0"/>
    </style:style>
    <style:style style:name="T56" style:family="text">
      <style:text-properties officeooo:rsid="01d116e7" fo:background-color="transparent" loext:char-shading-value="0"/>
    </style:style>
    <style:style style:name="T57" style:family="text">
      <style:text-properties officeooo:rsid="01d1c272" fo:background-color="transparent" loext:char-shading-value="0"/>
    </style:style>
    <style:style style:name="T58" style:family="text">
      <style:text-properties officeooo:rsid="01d7838e" fo:background-color="transparent" loext:char-shading-value="0"/>
    </style:style>
    <style:style style:name="T59" style:family="text">
      <style:text-properties officeooo:rsid="01d94b7a" fo:background-color="transparent" loext:char-shading-value="0"/>
    </style:style>
    <style:style style:name="T60" style:family="text">
      <style:text-properties officeooo:rsid="01e665ed" fo:background-color="transparent" loext:char-shading-value="0"/>
    </style:style>
    <style:style style:name="T61" style:family="text">
      <style:text-properties officeooo:rsid="01e74704" fo:background-color="transparent" loext:char-shading-value="0"/>
    </style:style>
    <style:style style:name="T62" style:family="text">
      <style:text-properties officeooo:rsid="01eac19e" fo:background-color="transparent" loext:char-shading-value="0"/>
    </style:style>
    <style:style style:name="T63" style:family="text">
      <style:text-properties officeooo:rsid="00aaee32"/>
    </style:style>
    <style:style style:name="T64" style:family="text">
      <style:text-properties officeooo:rsid="00af86a3"/>
    </style:style>
    <style:style style:name="T65" style:family="text">
      <style:text-properties officeooo:rsid="00b71922"/>
    </style:style>
    <style:style style:name="T66" style:family="text">
      <style:text-properties officeooo:rsid="00b942b8"/>
    </style:style>
    <style:style style:name="T67" style:family="text">
      <style:text-properties officeooo:rsid="00b99d82"/>
    </style:style>
    <style:style style:name="T68" style:family="text">
      <style:text-properties officeooo:rsid="00bc9a67"/>
    </style:style>
    <style:style style:name="T69" style:family="text">
      <style:text-properties officeooo:rsid="00c13144"/>
    </style:style>
    <style:style style:name="T70" style:family="text">
      <style:text-properties officeooo:rsid="00c4b403"/>
    </style:style>
    <style:style style:name="T71" style:family="text">
      <style:text-properties officeooo:rsid="00c68b97"/>
    </style:style>
    <style:style style:name="T72" style:family="text">
      <style:text-properties officeooo:rsid="00c83a06"/>
    </style:style>
    <style:style style:name="T73" style:family="text">
      <style:text-properties officeooo:rsid="00ca74c4"/>
    </style:style>
    <style:style style:name="T74" style:family="text">
      <style:text-properties officeooo:rsid="00cdda8a"/>
    </style:style>
    <style:style style:name="T75" style:family="text">
      <style:text-properties officeooo:rsid="00cf15de"/>
    </style:style>
    <style:style style:name="T76" style:family="text">
      <style:text-properties officeooo:rsid="00cfdca9"/>
    </style:style>
    <style:style style:name="T77" style:family="text">
      <style:text-properties officeooo:rsid="00d1465f"/>
    </style:style>
    <style:style style:name="T78" style:family="text">
      <style:text-properties officeooo:rsid="00d173fb"/>
    </style:style>
    <style:style style:name="T79" style:family="text">
      <style:text-properties officeooo:rsid="00d2c08f"/>
    </style:style>
    <style:style style:name="T80" style:family="text">
      <style:text-properties officeooo:rsid="00d63986"/>
    </style:style>
    <style:style style:name="T81" style:family="text">
      <style:text-properties officeooo:rsid="00d66cdd"/>
    </style:style>
    <style:style style:name="T82" style:family="text">
      <style:text-properties officeooo:rsid="00dab222"/>
    </style:style>
    <style:style style:name="T83" style:family="text">
      <style:text-properties officeooo:rsid="00de8630"/>
    </style:style>
    <style:style style:name="T84" style:family="text">
      <style:text-properties officeooo:rsid="00e1af3c"/>
    </style:style>
    <style:style style:name="T85" style:family="text">
      <style:text-properties officeooo:rsid="00e22fdb"/>
    </style:style>
    <style:style style:name="T86" style:family="text">
      <style:text-properties officeooo:rsid="00e80d2d"/>
    </style:style>
    <style:style style:name="T87" style:family="text">
      <style:text-properties officeooo:rsid="00f1993a"/>
    </style:style>
    <style:style style:name="T88" style:family="text">
      <style:text-properties officeooo:rsid="00f3b35a"/>
    </style:style>
    <style:style style:name="T89" style:family="text">
      <style:text-properties officeooo:rsid="00f4f326"/>
    </style:style>
    <style:style style:name="T90" style:family="text">
      <style:text-properties officeooo:rsid="00f800ee"/>
    </style:style>
    <style:style style:name="T91" style:family="text">
      <style:text-properties officeooo:rsid="00f81696"/>
    </style:style>
    <style:style style:name="T92" style:family="text">
      <style:text-properties officeooo:rsid="010ac23c"/>
    </style:style>
    <style:style style:name="T93" style:family="text">
      <style:text-properties officeooo:rsid="010d5369"/>
    </style:style>
    <style:style style:name="T94" style:family="text">
      <style:text-properties officeooo:rsid="0110d0dd"/>
    </style:style>
    <style:style style:name="T95" style:family="text">
      <style:text-properties officeooo:rsid="0115a084"/>
    </style:style>
    <style:style style:name="T96" style:family="text">
      <style:text-properties officeooo:rsid="012400ee"/>
    </style:style>
    <style:style style:name="T97" style:family="text">
      <style:text-properties officeooo:rsid="012679b8"/>
    </style:style>
    <style:style style:name="T98" style:family="text">
      <style:text-properties officeooo:rsid="0127d1db"/>
    </style:style>
    <style:style style:name="T99" style:family="text">
      <style:text-properties officeooo:rsid="0129453a"/>
    </style:style>
    <style:style style:name="T100" style:family="text">
      <style:text-properties officeooo:rsid="012fcc7a"/>
    </style:style>
    <style:style style:name="T101" style:family="text">
      <style:text-properties officeooo:rsid="0131b58b"/>
    </style:style>
    <style:style style:name="T102" style:family="text">
      <style:text-properties officeooo:rsid="01383194"/>
    </style:style>
    <style:style style:name="T103" style:family="text">
      <style:text-properties officeooo:rsid="0138c778"/>
    </style:style>
    <style:style style:name="T104" style:family="text">
      <style:text-properties officeooo:rsid="013c30ae"/>
    </style:style>
    <style:style style:name="T105" style:family="text">
      <style:text-properties officeooo:rsid="013dcdbf"/>
    </style:style>
    <style:style style:name="T106" style:family="text">
      <style:text-properties officeooo:rsid="0143f0f7"/>
    </style:style>
    <style:style style:name="T107" style:family="text">
      <style:text-properties officeooo:rsid="0144467f"/>
    </style:style>
    <style:style style:name="T108" style:family="text">
      <style:text-properties officeooo:rsid="0145d24c"/>
    </style:style>
    <style:style style:name="T109" style:family="text">
      <style:text-properties officeooo:rsid="01476af7"/>
    </style:style>
    <style:style style:name="T110" style:family="text">
      <style:text-properties officeooo:rsid="0148c89b"/>
    </style:style>
    <style:style style:name="T111" style:family="text">
      <style:text-properties officeooo:rsid="014cf8ed"/>
    </style:style>
    <style:style style:name="T112" style:family="text">
      <style:text-properties officeooo:rsid="015262b6"/>
    </style:style>
    <style:style style:name="T113" style:family="text">
      <style:text-properties officeooo:rsid="0155cd6b"/>
    </style:style>
    <style:style style:name="T114" style:family="text">
      <style:text-properties officeooo:rsid="015791c3"/>
    </style:style>
    <style:style style:name="T115" style:family="text">
      <style:text-properties officeooo:rsid="0158acb6"/>
    </style:style>
    <style:style style:name="T116" style:family="text">
      <style:text-properties officeooo:rsid="01627b12"/>
    </style:style>
    <style:style style:name="T117" style:family="text">
      <style:text-properties officeooo:rsid="01640284"/>
    </style:style>
    <style:style style:name="T118" style:family="text">
      <style:text-properties officeooo:rsid="0165c43d"/>
    </style:style>
    <style:style style:name="T119" style:family="text">
      <style:text-properties officeooo:rsid="0166f188"/>
    </style:style>
    <style:style style:name="T120" style:family="text">
      <style:text-properties officeooo:rsid="0169f31a"/>
    </style:style>
    <style:style style:name="T121" style:family="text">
      <style:text-properties officeooo:rsid="01742c95"/>
    </style:style>
    <style:style style:name="T122" style:family="text">
      <style:text-properties officeooo:rsid="017547b9"/>
    </style:style>
    <style:style style:name="T123" style:family="text">
      <style:text-properties officeooo:rsid="0177b832"/>
    </style:style>
    <style:style style:name="T124" style:family="text">
      <style:text-properties officeooo:rsid="01787b64"/>
    </style:style>
    <style:style style:name="T125" style:family="text">
      <style:text-properties officeooo:rsid="017aa501"/>
    </style:style>
    <style:style style:name="T126" style:family="text">
      <style:text-properties officeooo:rsid="017be6e7"/>
    </style:style>
    <style:style style:name="T127" style:family="text">
      <style:text-properties officeooo:rsid="01881499"/>
    </style:style>
    <style:style style:name="T128" style:family="text">
      <style:text-properties officeooo:rsid="01890405"/>
    </style:style>
    <style:style style:name="T129" style:family="text">
      <style:text-properties officeooo:rsid="018d9b0a"/>
    </style:style>
    <style:style style:name="T130" style:family="text">
      <style:text-properties officeooo:rsid="018e64e6"/>
    </style:style>
    <style:style style:name="T131" style:family="text">
      <style:text-properties officeooo:rsid="018f7044"/>
    </style:style>
    <style:style style:name="T132" style:family="text">
      <style:text-properties officeooo:rsid="0191ec5a"/>
    </style:style>
    <style:style style:name="T133" style:family="text">
      <style:text-properties officeooo:rsid="0194c1cc"/>
    </style:style>
    <style:style style:name="T134" style:family="text">
      <style:text-properties officeooo:rsid="0195954c"/>
    </style:style>
    <style:style style:name="T135" style:family="text">
      <style:text-properties officeooo:rsid="01981a9b"/>
    </style:style>
    <style:style style:name="T136" style:family="text">
      <style:text-properties officeooo:rsid="01a12213"/>
    </style:style>
    <style:style style:name="T137" style:family="text">
      <style:text-properties officeooo:rsid="01a2e46b"/>
    </style:style>
    <style:style style:name="T138" style:family="text">
      <style:text-properties officeooo:rsid="01affaed"/>
    </style:style>
    <style:style style:name="T139" style:family="text">
      <style:text-properties officeooo:rsid="01b219b1"/>
    </style:style>
    <style:style style:name="T140" style:family="text">
      <style:text-properties officeooo:rsid="01b6b10d"/>
    </style:style>
    <style:style style:name="T141" style:family="text">
      <style:text-properties officeooo:rsid="01b6b3c5"/>
    </style:style>
    <style:style style:name="T142" style:family="text">
      <style:text-properties officeooo:rsid="01b89998"/>
    </style:style>
    <style:style style:name="T143" style:family="text">
      <style:text-properties officeooo:rsid="01b99832"/>
    </style:style>
    <style:style style:name="T144" style:family="text">
      <style:text-properties officeooo:rsid="01c28d10"/>
    </style:style>
    <style:style style:name="T145" style:family="text">
      <style:text-properties officeooo:rsid="01c4acd5"/>
    </style:style>
    <style:style style:name="T146" style:family="text">
      <style:text-properties officeooo:rsid="01c6bf82"/>
    </style:style>
    <style:style style:name="T147" style:family="text">
      <style:text-properties officeooo:rsid="01c7c90a"/>
    </style:style>
    <style:style style:name="T148" style:family="text">
      <style:text-properties officeooo:rsid="01c89347"/>
    </style:style>
    <style:style style:name="T149" style:family="text">
      <style:text-properties officeooo:rsid="01cc35df"/>
    </style:style>
    <style:style style:name="T150" style:family="text">
      <style:text-properties officeooo:rsid="01cf5374"/>
    </style:style>
    <style:style style:name="T151" style:family="text">
      <style:text-properties officeooo:rsid="01d7838e"/>
    </style:style>
    <style:style style:name="T152" style:family="text">
      <style:text-properties officeooo:rsid="01da05f2"/>
    </style:style>
    <style:style style:name="T153" style:family="text">
      <style:text-properties officeooo:rsid="01dae822"/>
    </style:style>
    <style:style style:name="T154" style:family="text">
      <style:text-properties officeooo:rsid="01dd44ad"/>
    </style:style>
    <style:style style:name="T155" style:family="text">
      <style:text-properties officeooo:rsid="01df0c69"/>
    </style:style>
    <style:style style:name="T156" style:family="text">
      <style:text-properties officeooo:rsid="01e46afa"/>
    </style:style>
    <style:style style:name="T157" style:family="text">
      <style:text-properties officeooo:rsid="01e49ec4"/>
    </style:style>
    <style:style style:name="T158" style:family="text">
      <style:text-properties officeooo:rsid="01eac19e"/>
    </style:style>
    <style:style style:name="T159" style:family="text">
      <style:text-properties officeooo:rsid="01ebf079"/>
    </style:style>
    <style:style style:name="T160" style:family="text">
      <style:text-properties officeooo:rsid="01edc80e"/>
    </style:style>
    <style:style style:name="T161" style:family="text">
      <style:text-properties fo:font-weight="normal" style:font-weight-asian="normal" style:font-weight-complex="normal"/>
    </style:style>
    <style:style style:name="T162" style:family="text">
      <style:text-properties fo:font-weight="normal" officeooo:rsid="01f0cee8" style:font-weight-asian="normal" style:font-weight-complex="normal"/>
    </style:style>
    <style:style style:name="T163" style:family="text">
      <style:text-properties fo:font-weight="normal" officeooo:rsid="01f2a332" style:font-weight-asian="normal" style:font-weight-complex="normal"/>
    </style:style>
    <style:style style:name="T164" style:family="text">
      <style:text-properties fo:font-weight="normal" officeooo:rsid="01f0cee8" fo:background-color="transparent" loext:char-shading-value="0" style:font-weight-asian="normal" style:font-weight-complex="normal"/>
    </style:style>
    <style:style style:name="T165" style:family="text">
      <style:text-properties officeooo:rsid="01f382e4"/>
    </style:style>
    <style:style style:name="T166" style:family="text">
      <style:text-properties officeooo:rsid="01f4798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101" text:outline-level="1">Reading this journal</text:h>
      <text:p text:style-name="P69">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70">I estimate I should have time to complete the exercise before <text:span text:style-name="T13">Saturday </text:span>2022-11-0<text:span text:style-name="T9">5.</text:span></text:p>
      <text:p text:style-name="Standard"/>
      <text:p text:style-name="P71">Sang-Woo confirmed that adjusting the application code isn’t in scope. I will therefore build in auto scaling without considering application code changes <text:span text:style-name="T63">in my solution</text:span>.</text:p>
      <text:h text:style-name="P102"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64">CDK might be a better </text:span><text:span text:style-name="T25">choice, </text:span><text:span text:style-name="T64">as we are </text:span><text:span text:style-name="T84">specifically </text:span><text:span text:style-name="T64">targeting AWS </text:span><text:span text:style-name="T84">right now, </text:span><text:span text:style-name="T85">but it means putting all our eggs in AWS and that makes me a little uncomfortable</text:span><text:span text:style-name="T64">. </text:span><text:span text:style-name="T84">While </text:span><text:span text:style-name="T24">t</text:span><text:span text:style-name="T84">he platform agnosticism of </text:span><text:span text:style-name="T64">Terraform </text:span><text:span text:style-name="T84">is a bit overstated </text:span><text:span text:style-name="T64">it will at least </text:span><text:span text:style-name="T24">mean some of our constants will be platform agnostic</text:span><text:span text:style-name="T64">.</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73">a lot of things installed that I will need.</text:span></text:p>
      <text:h text:style-name="Heading_20_2" text:outline-level="2">Setting up version control</text:h>
      <text:p text:style-name="P79">2022-11-<text:span text:style-name="T9">2</text:span> @ <text:span text:style-name="T65">2</text:span><text:span text:style-name="T9">:</text:span><text:span text:style-name="T65">00</text:span><text:span text:style-name="T9">p</text:span>m – <text:span text:style-name="T15">Cloning repository and pushing a copy to my own personal GitHub to work against.</text:span></text:p>
      <text:p text:style-name="P6"/>
      <text:p text:style-name="Timekeeping"><text:soft-page-break/>2022-11-2 @ 2:1<text:span text:style-name="T66">0</text:span>pm – New repository is created.</text:p>
      <text:p text:style-name="Standard"/>
      <text:p text:style-name="P81"><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67">Installing `docker-compose` and `docker` on my workstation.</text:span></text:p>
      <text:p text:style-name="P7"/>
      <text:p text:style-name="P96">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82"><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103" text:outline-level="2"><text:span text:style-name="T70">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68">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72">Now I will </text:span>set up Terraform and connect to my AWS account from my workstation.</text:p>
      <text:p text:style-name="Standard"/>
      <text:p text:style-name="P80"><text:span text:style-name="T68">2022-11-</text:span><text:span text:style-name="T9">2</text:span><text:span text:style-name="T68"> @ </text:span><text:span text:style-name="T69">4</text:span><text:span text:style-name="T9">:</text:span><text:span text:style-name="T69">3</text:span><text:span text:style-name="T65">0</text:span><text:span text:style-name="T9">p</text:span><text:span text:style-name="T68">m – </text:span><text:span text:style-name="T71">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74">Turns out it wasn’t quite that simple. I needed to swap out the `</text:span>$(lsb_release -cs)<text:span text:style-name="T74">`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83"><text:span text:style-name="T5">Total machine time is </text:span>1<text:span text:style-name="T6"> hour</text:span><text:span text:style-name="T8">s</text:span><text:span text:style-name="T6">, </text:span><text:span text:style-name="T75">15</text:span><text:span text:style-name="T5"> minutes.</text:span></text:p>
      <text:h text:style-name="Heading_20_1" text:outline-level="1">Making a change to AWS <text:span text:style-name="T88">via Terraform</text:span></text:h>
      <text:p text:style-name="Timekeeping"><text:span text:style-name="T75">2022-11-2 </text:span><text:span text:style-name="T76">@ </text:span><text:span text:style-name="T77">4</text:span><text:span text:style-name="T76">:</text:span><text:span text:style-name="T77">45</text:span><text:span text:style-name="T76">pm – I </text:span><text:span text:style-name="T77">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78">at this stage </text:span>so I expect to take most of my code from examples online, <text:span text:style-name="T79">at least early on</text:span>.</text:p>
      <text:p text:style-name="P15"/>
      <text:p text:style-name="P97">I figure my solution is going to essentially follow the pattern in this <text:span text:style-name="T76">H</text:span>ashicorp example using ecs and an application load balanacer, so I will poach my starting code from <text:span text:style-name="T80">there.</text:span></text:p>
      <text:p text:style-name="P97">https://github.com/hashicorp/terraform-provider-aws/tree/main/examples/ecs-alb</text:p>
      <text:h text:style-name="Heading_20_2" text:outline-level="2">Getting Terraform to create an ECS cluster</text:h>
      <text:p text:style-name="Timekeeping"><text:span text:style-name="T75">2022-11-2 </text:span><text:span text:style-name="T76">@ 5:0</text:span><text:span text:style-name="T81">5</text:span><text:span text:style-name="T76">pm – </text:span><text:span text:style-name="T81">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83">A `terraform validate` shows t</text:span>he AWS region variable isn’t specified because I haven’t copied that over.</text:p>
      <text:p text:style-name="Standard"/>
      <text:p text:style-name="Decision">I will grab <text:span text:style-name="T22">variables</text:span><text:span text:style-name="T82">.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72"><text:span text:style-name="T83">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P100"><text:span text:style-name="T56">DONE</text:span><text:span text:style-name="T107">: </text:span>I will create a new AWS account for this exercise and generate an API key for programmatic access. <text:span text:style-name="T86">I will use the root </text:span><text:span text:style-name="T57">user</text:span><text:span text:style-name="T86">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87">(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84"><text:span text:style-name="T5">Total machine time is </text:span><text:span text:style-name="T89">2</text:span><text:span text:style-name="T6"> hour</text:span><text:span text:style-name="T8">s</text:span><text:span text:style-name="T6">, </text:span><text:span text:style-name="T75">15</text:span><text:span text:style-name="T5"> minutes.</text:span></text:p>
      <text:h text:style-name="Heading_20_2" text:outline-level="2">Getting the <text:span text:style-name="T90">Hashicorp “Ghost” </text:span><text:span text:style-name="T12">example </text:span><text:span text:style-name="T90">running in AWS</text:span></text:h>
      <text:p text:style-name="Thought">The Hashicorp ECS example isn’t exactly what I am looking for (<text:span text:style-name="T37">DONE</text:span><text:span text:style-name="T108">: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91">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92">It would be unfortunate if I </text:span><text:span text:style-name="T31">encounter some deal breaker than means I have to abandon the example code.</text:span></text:p>
      <text:p text:style-name="P31"/>
      <text:p text:style-name="Thought"><text:span text:style-name="T93">I n</text:span>eed<text:span text:style-name="T93">ed</text:span> to make some tweaks to log configuration. <text:span text:style-name="T93">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94">I will use the AWS managed role because we have no special </text:span><text:span text:style-name="T33">permissions </text:span><text:span text:style-name="T94">for </text:span><text:span text:style-name="T32">these </text:span><text:span text:style-name="T94">task</text:span><text:span text:style-name="T95">s</text:span>.</text:p>
      <text:p text:style-name="P34"/>
      <text:p text:style-name="Decision">Another error, we need to define the instance <text:span text:style-name="T96">size </text:span>details for Fargate. These were implied by the EC2 instance previously. <text:span text:style-name="T97">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99">Networking </text:span><text:span text:style-name="T98">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100">I can remove the </text:span><text:span text:style-name="T35">explicit </text:span><text:span text:style-name="T100">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102">It seems to be taking a long time to start. </text:span><text:span text:style-name="T103">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104">2</text:span>:<text:span text:style-name="T104">00a</text:span>m – <text:span text:style-name="T36">Terraform is now doing its part and things are running on</text:span> Fargate.</text:p>
      <text:p text:style-name="P35"/>
      <text:p text:style-name="P85"><text:span text:style-name="T5">Total machine time is </text:span><text:span text:style-name="T101">4</text:span><text:span text:style-name="T6"> hour</text:span><text:span text:style-name="T8">s</text:span><text:span text:style-name="T6">, </text:span><text:span text:style-name="T105">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56">DEFERRED</text:span><text:span text:style-name="T106">: </text:span>I am currently counting on my instances having direct access to the public internet, but there won’t be a long term reason for this to happen <text:span text:style-name="T109">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110">using environment variables</text:span>.</text:p>
      <text:p text:style-name="Standard"/>
      <text:p text:style-name="P73">Finally <text:span text:style-name="T111">I</text:span> reached a point where I can start focusing on running a copy of the provided application.</text:p>
      <text:p text:style-name="P73"><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112">15</text:span>pm – Ghost is running and accessible now.</text:p>
      <text:p text:style-name="P42"/>
      <text:p text:style-name="P86"><text:span text:style-name="T5">Total machine time is </text:span><text:span text:style-name="T112">5</text:span><text:span text:style-name="T6"> hour</text:span><text:span text:style-name="T8">s</text:span><text:span text:style-name="T6">, </text:span><text:span text:style-name="T112">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113">n </text:span>Apache image instead.</text:p>
      <text:p text:style-name="P45"/>
      <text:p text:style-name="Timekeeping">2022-11-3 @ 3:30pm – Apache is stable. <text:span text:style-name="T113">There does not appear to be anything wrong with the infrastructure.</text:span></text:p>
      <text:p text:style-name="P43"/>
      <text:p text:style-name="P87"><text:span text:style-name="T5">Total machine time is </text:span><text:span text:style-name="T112">5</text:span><text:span text:style-name="T6"> hour</text:span><text:span text:style-name="T8">s</text:span><text:span text:style-name="T6">, </text:span><text:span text:style-name="T114">15</text:span><text:span text:style-name="T112"> </text:span><text:span text:style-name="T5">minutes.</text:span></text:p>
      <text:p text:style-name="P43"/>
      <text:h text:style-name="Heading_20_1" text:outline-level="1">Getting ou<text:span text:style-name="T115">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88"><text:span text:style-name="T5">Total machine time is </text:span><text:span text:style-name="T112">5</text:span><text:span text:style-name="T6"> hour</text:span><text:span text:style-name="T8">s</text:span><text:span text:style-name="T6">, </text:span><text:span text:style-name="T116">30</text:span><text:span text:style-name="T112">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94">2022-11-3 @ 4:<text:span text:style-name="T117">45</text:span>pm – <text:span text:style-name="T41">Pushing httpd image into ECR</text:span></text:p>
      <text:p text:style-name="Standard"/>
      <text:p text:style-name="Decision">I need to install the AWS cli in order to get a temporary login to ECR.</text:p>
      <text:p text:style-name="P51"/>
      <text:p text:style-name="P74">Somehow I haven’t needed the AWS cli yet <text:span text:style-name="T118">on my workstation</text:span>. <text:span text:style-name="T42">B</text:span>ecause I manually add keys to my <text:span text:style-name="T119">AWS </text:span>credentials file <text:span text:style-name="T119">and that is what </text:span>Terraform is using.</text:p>
      <text:p text:style-name="P52"/>
      <text:p text:style-name="P75"><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89"><text:span text:style-name="T5">Total machine time is </text:span><text:span text:style-name="T112">5</text:span><text:span text:style-name="T6"> hour</text:span><text:span text:style-name="T8">s</text:span><text:span text:style-name="T6">, </text:span><text:span text:style-name="T120">45</text:span><text:span text:style-name="T112">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95">2022-11-3 @ 5:00pm – Adjusting the task definition and task execution role to pull from ECR.</text:p>
      <text:p text:style-name="Standard"/>
      <text:p text:style-name="Decision">I renamed the ECR repositories to match our eventual targets for the todo app.</text:p>
      <text:p text:style-name="P53"/>
      <text:p text:style-name="P76">Curiously, I found that the connection to ECR goes over the public internet, it does not appear to be possible to pull the image privately from ECR. <text:span text:style-name="T121">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55"/>
      <text:p text:style-name="P90"><text:span text:style-name="T5">Total machine time is </text:span><text:span text:style-name="T122">6</text:span><text:span text:style-name="T6"> hour</text:span><text:span text:style-name="T8">s</text:span><text:span text:style-name="T6">, </text:span><text:span text:style-name="T122">30</text:span><text:span text:style-name="T112"> </text:span><text:span text:style-name="T5">minutes.</text:span></text:p>
      <text:h text:style-name="Heading_20_2" text:outline-level="2"><text:soft-page-break/>Swap the httpd image for the real todo frontend</text:h>
      <text:p text:style-name="Thought"><text:span text:style-name="T123">The way should be paved for us to push the todo app frontend into the container registry </text:span><text:span text:style-name="T124">and </text:span><text:span text:style-name="T123">force a redeploy of the task </text:span><text:span text:style-name="T124">to render the frontend app. For now, we only support one container, we will change this soon.</text:span></text:p>
      <text:p text:style-name="Standard"/>
      <text:p text:style-name="P98">I will <text:span text:style-name="T125">now </text:span>replace the httpd image in ECR with the locally buil<text:span text:style-name="T126">t</text:span> frontend image from my workstation and force a re-deploy of the service.</text:p>
      <text:p text:style-name="Standard"/>
      <text:p text:style-name="Timekeeping">2022-11-3 @ 5:45<text:span text:style-name="T127">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27">pm</text:span> – The todo frontend is now available. Everything works as expected.</text:p>
      <text:p text:style-name="P54"/>
      <text:p text:style-name="Timekeeping">2022-11-3 @ 6:15pm – <text:span text:style-name="T128">Tidied up some old references to example and httpd.</text:span></text:p>
      <text:p text:style-name="P54"/>
      <text:p text:style-name="P91"><text:span text:style-name="T5">Total machine time is </text:span><text:span text:style-name="T127">7</text:span><text:span text:style-name="T6"> hour</text:span><text:span text:style-name="T8">s</text:span><text:span text:style-name="T6">, </text:span><text:span text:style-name="T127">0</text:span><text:span text:style-name="T112"> </text:span><text:span text:style-name="T5">minutes.</text:span></text:p>
      <text:p text:style-name="Standard"/>
      <text:p text:style-name="Thought"><text:span text:style-name="T50">DONE</text:span>: I noticed the <text:span text:style-name="T132">frontend </text:span>Dockerfile <text:span text:style-name="T46">consumes a </text:span>`.env` file, <text:span text:style-name="T46">while building the image, </text:span>to set the API URL. This might get in the way when we try to host both containers from the same domain. <text:span text:style-name="T129">I </text:span><text:span text:style-name="T130">will later</text:span><text:span text:style-name="T129"> need to clarify if environment variables I declare at </text:span><text:span text:style-name="T45">build time </text:span><text:span text:style-name="T129">will override the `.env` file. </text:span><text:span text:style-name="T131">I</text:span><text:span text:style-name="T129">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33">4</text:span> @ <text:span text:style-name="T133">10:00am – </text:span><text:span text:style-name="T134">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56"/>
      <text:p text:style-name="Decision">I will extract the common parts of the <text:span text:style-name="T135">current, </text:span>frontend, infrastructure to a separate module.</text:p>
      <text:p text:style-name="P56"/>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57"/>
      <text:p text:style-name="Timekeeping">2022-11-4 @ 10:45am – I have successfully extracted a common `simple-ecs-service` module and everything still creates and runs correctly.</text:p>
      <text:p text:style-name="P57"/>
      <text:p text:style-name="Decision">Now I will use this module to define the backend service and attach it to the same cluster.</text:p>
      <text:p text:style-name="Standard"/>
      <text:p text:style-name="Decision">I renamed a bunch of things in the module that were clearpoint, todo or frontend specific.</text:p>
      <text:p text:style-name="P58"/>
      <text:p text:style-name="Decision"><text:soft-page-break/><text:span text:style-name="T136">I got a name clash on my task execution role. These don’t actually need to be unique, but roles are cheap and having the flexibility for them to be different by service later is worth preserving. </text:span><text:span text:style-name="T137">I have added the application name and service name to the role </text:span><text:span text:style-name="T47">to resolve the problem</text:span><text:span text:style-name="T137">.</text:span></text:p>
      <text:p text:style-name="P59"/>
      <text:p text:style-name="Thought">AWS will not create the backend service until I wired up the target group to the load balancer. I didn’t relalise I couldn’t create an orphaned target group.</text:p>
      <text:p text:style-name="P61"/>
      <text:p text:style-name="Decision">I will have to define the path based routing to the API now so that the target group is attached to the load balancer.</text:p>
      <text:p text:style-name="P60"/>
      <text:p text:style-name="Thought">I now have two services in my cluster. But I get cross origin request errors in the browser and its clear that the frontend is trying to send to localhost still. We need to get the frontend to call the backend properly.</text:p>
      <text:p text:style-name="P77">Another problem is that I need to push the build image into the container registry. There is no backend image currently.</text:p>
      <text:p text:style-name="P62"/>
      <text:p text:style-name="Decision">I will try setting the environment variable I noticed earlier to see if that resolves <text:span text:style-name="T48">the cross origin errors</text:span>. <text:span text:style-name="T139">This gets baked in at </text:span><text:span text:style-name="T138">build time, so I will also have to push a new image and restart the services.</text:span></text:p>
      <text:p text:style-name="Decision">I will also push the backend image while I am doing this to resolve the missing image for that service.</text:p>
      <text:p text:style-name="P63"/>
      <text:p text:style-name="Thought">The backend service definitely works. That is a good sign, <text:span text:style-name="T140">it means the load balancer is properly configured.</text:span></text:p>
      <text:p text:style-name="P78">The frontend stopped throwing cross origin errors, which is <text:span text:style-name="T141">also </text:span>good news. Unfortunately I missed the `/api` from the environment variable when I replaced it, so the app didn’t work. <text:span text:style-name="T141">I need to build it again.</text:span></text:p>
      <text:p text:style-name="P64"/>
      <text:p text:style-name="Thought"><text:span text:style-name="T142">Everything works now! Yay. There are quite a few compromises to overcome </text:span><text:span text:style-name="T143">and improvements still to make though.</text:span></text:p>
      <text:p text:style-name="P64"/>
      <text:p text:style-name="Timekeeping"><text:soft-page-break/>2022-11-4 @ 11:45am – The app works in AWS now.</text:p>
      <text:p text:style-name="P65"/>
      <text:p text:style-name="P92"><text:span text:style-name="T5">Total machine time is </text:span><text:span text:style-name="T143">8</text:span><text:span text:style-name="T6"> hour</text:span><text:span text:style-name="T8">s</text:span><text:span text:style-name="T6">, </text:span><text:span text:style-name="T143">45</text:span><text:span text:style-name="T112"> </text:span><text:span text:style-name="T5">minutes.</text:span></text:p>
      <text:h text:style-name="Heading_20_1" text:outline-level="1">Documenting and describing the current behaviour</text:h>
      <text:p text:style-name="Thought">This journal has my stream of consciousness and the code in GitHub captures the work I have delivered so far but there is a pretty big gap for somebody picking things up and using it. I need to document how things are set up and how to use it before I make further improvements.</text:p>
      <text:p text:style-name="Standard"/>
      <text:p text:style-name="Decision">I will start with updating the README.md in the project to add instructions on how to create everything.</text:p>
      <text:p text:style-name="Standard"/>
      <text:p text:style-name="Timekeeping">2022-11-4 @ 1:45pm – Updating README.md with instructions on how to get things running.</text:p>
      <text:p text:style-name="Standard"/>
      <text:p text:style-name="Timekeeping">2022-11-4 @ 2:30pm – The README.md now includes instructions on how to set things up.</text:p>
      <text:p text:style-name="P66"/>
      <text:p text:style-name="Decision">Documenting the API URL behaviour prompted me to fix up the way we provide the URL during the development experience vs the build for AWS. I added a build argument to the frontend Dockerfile to populate the `REACT_APP_TODO_APP_API_ENDPOINT` environment variable.</text:p>
      <text:p text:style-name="P99"><text:span text:style-name="T144">A nice bonus is that now we don’t actually bake the domain into to the frontend for an AWS build. This means the artifact could be re-used between deployments. That would be key for any meaningful testing that </text:span><text:span text:style-name="T49">tested the interaction between services</text:span><text:span text:style-name="T144">.</text:span></text:p>
      <text:p text:style-name="P67"/>
      <text:p text:style-name="Timekeeping">2022-11-4 @ 3:45pm – The README.md now includes instructions on how to run terraform and push images to the container registries.</text:p>
      <text:p text:style-name="P68"/>
      <text:p text:style-name="P93"><text:soft-page-break/><text:span text:style-name="T5">Total machine time is </text:span><text:span text:style-name="T145">10</text:span><text:span text:style-name="T6"> hour</text:span><text:span text:style-name="T8">s</text:span><text:span text:style-name="T6">, </text:span><text:span text:style-name="T143">45</text:span><text:span text:style-name="T112"> </text:span><text:span text:style-name="T5">minutes.</text:span></text:p>
      <text:h text:style-name="Heading_20_1" text:outline-level="1">Summary of TODOs from this journal</text:h>
      <text:p text:style-name="P118">I have a number of TODOs I left in this journal. I am going to summarise them here and come up with a plan for each.</text:p>
      <text:p text:style-name="Standard"/>
      <text:p text:style-name="Timekeeping">2022-11-7 @ 10:00am – Summarising remaining TODO items I noted earlier in the journal.</text:p>
      <text:p text:style-name="Standard"/>
      <text:list xml:id="list232967037" text:style-name="L1">
        <text:list-item>
          <text:p text:style-name="P119">Stop using the root account to create resources.</text:p>
        </text:list-item>
        <text:list-item>
          <text:p text:style-name="P120">Remove public IP addresses from tasks</text:p>
        </text:list-item>
      </text:list>
      <text:p text:style-name="Decision">The tasks currently need public IP addresses in order to pull images on startup. My understanding is that it would be best to remove this and set up network address translation instead. However, I am going to leave things as is, given that isn’t the primary focus of the exercise.</text:p>
      <text:p text:style-name="P105"/>
      <text:p text:style-name="Decision">I have been creating all the infrastructure using the root user so far. I think it is important for account security and to follow the principal of least privilege here and stop doing this. I will address this now.</text:p>
      <text:p text:style-name="P105"/>
      <text:p text:style-name="Timekeeping">2022-11-7 @ 10:15am – <text:span text:style-name="T146">TODO s</text:span>ummary complete <text:span text:style-name="T146">and actions decided</text:span>.</text:p>
      <text:p text:style-name="Standard"/>
      <text:p text:style-name="P129"><text:span text:style-name="T5">Total machine time is </text:span><text:span text:style-name="T145">1</text:span><text:span text:style-name="T153">1</text:span><text:span text:style-name="T6"> hour</text:span><text:span text:style-name="T8">s</text:span><text:span text:style-name="T6">, </text:span><text:span text:style-name="T153">0 </text:span><text:span text:style-name="T5">minutes.</text:span></text:p>
      <text:h text:style-name="Heading_20_1" text:outline-level="1"><text:soft-page-break/>Replacing the root user account with an infrastructure user</text:h>
      <text:p text:style-name="Decision">It isn’t responsible to use the root user <text:span text:style-name="T147">for an AWS account</text:span> or even to issue access keys for that user. I will <text:span text:style-name="T51">now </text:span>create a user account for myself and use that to perform infrastructure operations instead.</text:p>
      <text:p text:style-name="P106"/>
      <text:p text:style-name="Thought">There is a tricky clash of principals here. All infrastructure, including IAM users, should be defined by applying infrastructure as code. However, we should never issue access keys for the root user to allow programmatic access via that account. This bootstrapping problem doesn’t have a clear answer.</text:p>
      <text:p text:style-name="P107"/>
      <text:p text:style-name="Decision">I will be creating an additional user manually, as I feel that not issuing keys for the root user is more important here. <text:span text:style-name="T148">This is </text:span><text:span text:style-name="T53">my typical behaviour for personal projects </text:span><text:span text:style-name="T54">though I accept that choice may be different in a workplace</text:span><text:span text:style-name="T53">.</text:span></text:p>
      <text:p text:style-name="Standard"/>
      <text:p text:style-name="P122"><text:span text:style-name="T149">I could create a group to manage the permissions for my user, </text:span><text:span text:style-name="T55">if this were a multi-person project this would be practically essential.</text:span></text:p>
      <text:p text:style-name="P121">It would <text:span text:style-name="T149">also </text:span>be a better <text:span text:style-name="T149">again </text:span>to create a role and grant <text:span text:style-name="T52">resource creation and teardown </text:span>permissions. <text:span text:style-name="T149">I could then assume that role via a profile to </text:span><text:span text:style-name="T55">run Terraform code and my user could have read-only permissions normally.</text:span> I am going to avoid that additional complexity for now <text:span text:style-name="T52">as it isn’t the focus of this exercise.</text:span></text:p>
      <text:p text:style-name="Standard"/>
      <text:p text:style-name="Decision">My new user will have full Administrator access permissions as my goal is simply to avoid using the root user.</text:p>
      <text:p text:style-name="Standard"/>
      <text:p text:style-name="Timekeeping">2022-11-7 @ 10:15am – Creating a new IAM user for myself.</text:p>
      <text:p text:style-name="P106"/>
      <text:p text:style-name="Decision">I have successfully created the user, now I will replace my access for the `SREAssessment.Infrustructure` profile and confirm I can destroy and recreate all the infrastructure with this other account.</text:p>
      <text:p text:style-name="P108"/>
      <text:p text:style-name="Decision"><text:soft-page-break/>That worked <text:span text:style-name="T150">great</text:span>. I will now revoke the old access key for the root user so there is no way those keys could be used again.</text:p>
      <text:p text:style-name="P109"/>
      <text:p text:style-name="Decision">I updated the README.md to discourage use of the root user for running Terraform.</text:p>
      <text:p text:style-name="P109"/>
      <text:p text:style-name="Timekeeping">2022-11-7 @ 10:45am – I have successfully migrated to an IAM user to build and destroy infrastructure.</text:p>
      <text:p text:style-name="Standard"/>
      <text:p text:style-name="P129"><text:span text:style-name="T5">Total machine time is </text:span><text:span text:style-name="T145">1</text:span><text:span text:style-name="T153">1</text:span><text:span text:style-name="T6"> hour</text:span><text:span text:style-name="T8">s</text:span><text:span text:style-name="T6">, </text:span><text:span text:style-name="T153">30</text:span><text:span text:style-name="T112"> </text:span><text:span text:style-name="T5">minutes.</text:span></text:p>
      <text:h text:style-name="Heading_20_1" text:outline-level="1">Reviewing application resiliency</text:h>
      <text:p text:style-name="Thought">One of the key points of the exercise is to include auto scaling and be highly available.</text:p>
      <text:p text:style-name="P123"><text:span text:style-name="T151">High availability </text:span><text:span text:style-name="T58">is going to have a long tail of potential improvements so its hard to know where to draw the line. However, I want to make sure </text:span><text:span text:style-name="T59">we are starting at least two tasks and </text:span><text:span text:style-name="T58">the </text:span><text:span text:style-name="T59">tasks are started in different availability zones. </text:span></text:p>
      <text:p text:style-name="P123"><text:span text:style-name="T58">I definitely haven’t enabled auto scaling for the tasks. I will enable this too.</text:span></text:p>
      <text:h text:style-name="Heading_20_2" text:outline-level="2">Ensure we are running services across multiple availability zones</text:h>
      <text:p text:style-name="Timekeeping">2022-11-7 @ 10:45am – Reviewing availability zone configuration.</text:p>
      <text:p text:style-name="P110"/>
      <text:p text:style-name="P124">We have subnets <text:span text:style-name="T152">created </text:span>across two availability zones and Fargate will automatically distribute tasks between the subnets available.</text:p>
      <text:p text:style-name="P124">However, the current configuration only creates one task at a time. If there was an outage in the availability zone one of our tasks was running in OR if one of the tasks exited unexpectedly (perhaps due to failing healthchecks) then the service would be unavailable for a time.</text:p>
      <text:p text:style-name="P111"/>
      <text:p text:style-name="Decision"><text:soft-page-break/>I will address this by configuring at least two tasks to be started in each service.</text:p>
      <text:p text:style-name="P112"/>
      <text:p text:style-name="Timekeeping">2022-11-7 @ 11:<text:span text:style-name="T154">00</text:span>am – Adjusting Terraform to require two tasks per service.</text:p>
      <text:p text:style-name="P113"/>
      <text:p text:style-name="Thought">Success. <text:span text:style-name="T61">The Elastic Container Service</text:span> has now spun up second tasks for the front and back ends and each is running against a different subnet and thus a different availability zone. The application should now be resilient to failure of a single task.</text:p>
      <text:p text:style-name="P113"/>
      <text:p text:style-name="P125">As I suspected. Adding additional backend tasks causes the application to behave unexpectedly on reload.</text:p>
      <text:p text:style-name="P125">This is because the application is stateful, the in-memory database is unique to the instance that receives the request. Until this limitation is overcome, the application cannot run correctly while being highly available.</text:p>
      <text:p text:style-name="P113"/>
      <text:p text:style-name="Timekeeping">2022-11-7 @ 11:<text:span text:style-name="T154">15</text:span>am – Application is now configured to be highly available.</text:p>
      <text:p text:style-name="P113"/>
      <text:p text:style-name="P129"><text:span text:style-name="T5">Total machine time is </text:span><text:span text:style-name="T145">1</text:span><text:span text:style-name="T154">2</text:span><text:span text:style-name="T6"> hour</text:span><text:span text:style-name="T8">s</text:span><text:span text:style-name="T6">, </text:span><text:span text:style-name="T153">0 </text:span><text:span text:style-name="T5">minutes.</text:span></text:p>
      <text:h text:style-name="P104" text:outline-level="2">Enable auto scaling of services</text:h>
      <text:p text:style-name="Thought">To ensure we can <text:span text:style-name="T155">keep up with any load thrown at the service we can enable auto scaling. The Elastic Container Service will then add additional tasks to manage spikes in load that occur.</text:span></text:p>
      <text:p text:style-name="P126">Auto scaling can lead to spikes in AWS cost too, so it will be important to make the scaling <text:span text:style-name="T156">values </text:span>configurable in Terraform, <text:span text:style-name="T157">along with some sensible defaults</text:span>.</text:p>
      <text:p text:style-name="Standard"/>
      <text:p text:style-name="P132">2022-11-7 @ 11:<text:span text:style-name="T154">15</text:span>am – <text:span text:style-name="T60">Enabling auto scaling</text:span>.</text:p>
      <text:p text:style-name="P114"/>
      <text:p text:style-name="Thought">Without profiling the applications it is hard to know what to set as auto scaling thresholds. Ideally this would be informed by load testing.</text:p>
      <text:p text:style-name="P114"><text:soft-page-break/></text:p>
      <text:p text:style-name="Decision">As load testing isn’t the focus of this exercise I will just choose an arbitrary CPU threshold of 80% load.</text:p>
      <text:p text:style-name="P114"/>
      <text:p text:style-name="P133">2022-11-7 @ <text:span text:style-name="T159">12:00</text:span>am – <text:span text:style-name="T158">A</text:span><text:span text:style-name="T60">uto scaling </text:span><text:span text:style-name="T62">on CPU load is now enabled</text:span>.</text:p>
      <text:p text:style-name="P114"/>
      <text:p text:style-name="P130"><text:span text:style-name="T5">Total machine time is </text:span><text:span text:style-name="T145">1</text:span><text:span text:style-name="T154">2</text:span><text:span text:style-name="T6"> hour</text:span><text:span text:style-name="T8">s</text:span><text:span text:style-name="T6">, </text:span><text:span text:style-name="T160">45</text:span><text:span text:style-name="T153"> </text:span><text:span text:style-name="T5">minutes.</text:span></text:p>
      <text:p text:style-name="Standard"/>
      <text:p text:style-name="Thought"><text:span text:style-name="T161">I have ticked all the </text:span><text:span text:style-name="T162">required </text:span><text:span text:style-name="T161">boxes for the exercise now. </text:span><text:span text:style-name="T162">I need to add a diagram of my </text:span><text:span text:style-name="T164">solution.</text:span></text:p>
      <text:p text:style-name="P127"><text:span text:style-name="T161">I would </text:span><text:span text:style-name="T162">also </text:span><text:span text:style-name="T161">like to add Continuous Deployment driven off the container registry </text:span><text:span text:style-name="T163">before I submit</text:span><text:span text:style-name="T161">.</text:span></text:p>
      <text:h text:style-name="Heading_20_1" text:outline-level="1">Add a diagram showing the infrastructure</text:h>
      <text:p text:style-name="P128"><text:span text:style-name="T164">I suspect I can find something built by somebody else as I am not using a very unique design.</text:span></text:p>
      <text:p text:style-name="Standard"/>
      <text:p text:style-name="Timekeeping">2022-11-7 @ 12:00<text:span text:style-name="T165">am</text:span> – Looking for an existing diagram that matches my solution.</text:p>
      <text:p text:style-name="P115"/>
      <text:p text:style-name="Decision">I could not trivially find a diagram I thought matched what I designed. I will build one myself.</text:p>
      <text:p text:style-name="P116"/>
      <text:p text:style-name="Timekeeping">2022-11-7 @ 12:30pm – I have created a diagram using an online tool.</text:p>
      <text:p text:style-name="P117"/>
      <text:p text:style-name="P131"><text:span text:style-name="T5">Total machine time is </text:span><text:span text:style-name="T145">1</text:span><text:span text:style-name="T166">3</text:span><text:span text:style-name="T6"> hour</text:span><text:span text:style-name="T8">s</text:span><text:span text:style-name="T6">, </text:span><text:span text:style-name="T166">15</text:span><text:span text:style-name="T153"> </text:span><text:span text:style-name="T5">minu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c5cc9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7T12:35:23.230585673</dc:date>
    <meta:editing-duration>P1DT7H43M44S</meta:editing-duration>
    <meta:editing-cycles>395</meta:editing-cycles>
    <meta:print-date>2022-10-30T17:02:39.029966853</meta:print-date>
    <meta:document-statistic meta:table-count="0" meta:image-count="0" meta:object-count="0" meta:page-count="22" meta:paragraph-count="232" meta:word-count="4796" meta:character-count="27267" meta:non-whitespace-character-count="22659"/>
  </office:meta>
</office:document-meta>
</file>